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4FA2F5DE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938cm, 5.353cm, 11.134cm, 3.1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88cm" svg:height="21.599cm" svg:x="0.992cm" svg:y="2.292cm">
          <draw:image xlink:href="Pictures/10000000000005E8000007E04FA2F5D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4T13:51:48.763721493</dc:date>
    <meta:editing-duration>PT3M41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